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,R5,R9,R10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36])" office:value-type="float" office:value="46">
            <text:p>46</text:p>
          </table:table-cell>
          <table:table-cell table:style-name="ce12" table:formula="of:=SUMPRODUCT([.$G8:.$G36];[.H8:.H36])" office:value-type="float" office:value="11.065">
            <text:p>11.07</text:p>
          </table:table-cell>
          <table:table-cell table:style-name="ce12" table:formula="of:=SUMPRODUCT([.$G8:.$G36];[.I8:.I36])" office:value-type="float" office:value="7.205">
            <text:p>7.21</text:p>
          </table:table-cell>
          <table:table-cell table:style-name="ce12" table:formula="of:=SUMPRODUCT([.$G8:.$G36];[.J8:.J36])" office:value-type="float" office:value="5.475">
            <text:p>5.48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25T00:11:20</dc:date>
    <dc:creator>chris </dc:creator>
    <meta:editing-duration>P2DT6H18M4S</meta:editing-duration>
    <meta:editing-cycles>232</meta:editing-cycles>
    <meta:generator>LibreOffice/3.5$Linux_x86 LibreOffice_project/350m1$Build-2</meta:generator>
    <meta:document-statistic meta:table-count="3" meta:cell-count="304" meta:object-count="0"/>
  </office:meta>
</office:document-meta>
</file>